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NameEndpointResolver.ServiceNameEndpoin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NameEndpointResolver.ServiceNameEndpointResolver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NameEndpointResolver.setServiceName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NameEndpointResolver.createServiceUnavailabl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NameEndpointResolver.ge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NameEndpointResolver.resolveAvailableEndpoints( ComponentContext context ,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